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3.027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font-weight-asian="normal"/>
    </style:style>
    <style:style style:name="ce3" style:family="table-cell" style:parent-style-name="Default">
      <style:table-cell-properties fo:wrap-option="wrap"/>
      <style:text-properties style:font-weight-asian="normal"/>
    </style:style>
    <style:style style:name="ce4" style:family="table-cell" style:parent-style-name="Default">
      <style:table-cell-properties fo:background-color="#00ff00" fo:border="0.002cm solid #000000" style:rotation-angle="90"/>
      <style:text-properties style:font-weight-asian="normal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ff00" fo:border="0.002cm solid #000000" style:rotation-angle="9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cc99" fo:border="0.002cm solid #000000" style:rotation-angle="90"/>
    </style:style>
    <style:style style:name="ce11" style:family="table-cell" style:parent-style-name="Default">
      <style:table-cell-properties fo:background-color="#ffcc99" fo:border="0.002cm solid #000000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00ff" fo:border="0.002cm solid #000000" style:rotation-angle="90"/>
    </style:style>
    <style:style style:name="ce14" style:family="table-cell" style:parent-style-name="Default">
      <style:table-cell-properties fo:background-color="#ff00ff" fo:border="0.002cm solid #00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99ccff" fo:border="0.002cm solid #000000" style:rotation-angle="90"/>
    </style:style>
    <style:style style:name="ce17" style:family="table-cell" style:parent-style-name="Default">
      <style:table-cell-properties fo:background-color="#99ccff" fo:border="0.002cm solid #000000"/>
    </style:style>
    <style:style style:name="ce18" style:family="table-cell" style:parent-style-name="Default">
      <style:table-cell-properties fo:background-color="#99ccff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2" table:default-cell-style-name="ce9"/>
        <table:table-column table:style-name="co3" table:default-cell-style-name="ce12"/>
        <table:table-column table:style-name="co4" table:default-cell-style-name="ce15"/>
        <table:table-column table:style-name="co4" table:default-cell-style-name="ce18"/>
        <table:table-row table:style-name="ro1">
          <table:table-cell table:style-name="ce1" office:value-type="string">
            <text:p>Themengruppe</text:p>
          </table:table-cell>
          <table:table-cell table:style-name="ce2" office:value-type="string">
            <text:p>Frage:</text:p>
          </table:table-cell>
          <table:table-cell table:style-name="ce4" office:value-type="string">
            <text:p>Trifft zu</text:p>
          </table:table-cell>
          <table:table-cell table:style-name="ce7" office:value-type="string">
            <text:p>Trifft bedingt zu</text:p>
          </table:table-cell>
          <table:table-cell table:style-name="ce10" office:value-type="string">
            <text:p>Trifft nicht zu</text:p>
          </table:table-cell>
          <table:table-cell table:style-name="ce13" office:value-type="string">
            <text:p>Sehr wichtig Punkt</text:p>
          </table:table-cell>
          <table:table-cell table:style-name="ce16" office:value-type="string">
            <text:p>Auslassen</text:p>
          </table:table-cell>
        </table:table-row>
        <table:table-row table:style-name="ro2">
          <table:table-cell table:style-name="ce1" office:value-type="string">
            <text:p>Gott</text:p>
          </table:table-cell>
          <table:table-cell table:style-name="ce2"/>
          <table:table-cell table:style-name="ce4"/>
          <table:table-cell table:style-name="ce7"/>
          <table:table-cell table:style-name="ce10"/>
          <table:table-cell table:style-name="ce13"/>
          <table:table-cell table:style-name="ce16"/>
        </table:table-row>
        <table:table-row table:style-name="ro3">
          <table:table-cell table:style-name="ce1"/>
          <table:table-cell table:style-name="ce2" office:value-type="string">
            <text:p>Gott besteht aus drei Wes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Jesus ist nicht Gott sondern nur ein Mensch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Offenbart sich direkt, auch ohne die Bibel und Klerus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Tauf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ie Taufe ist Voraussetzung für die Erlösung/Errettung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ie Taufe wird äußerlich durch Wasser vollzog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Die Kindertaufe ist abzulehn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Abendmah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Bei dem Abendmahl findet eine Umwandlung des Brotes in den Leib Christi stat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Zum Abendmahl nur Mitglieder der eigenen Konfession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Zum Abendmahl nur Getaufte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Zum Abendmahl alle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Bibe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Die Bibel ist wörtlich zu versteh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ie Bibel ist Grundlage des Glaubens und alleiniger Maßstab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s gibt über die Bibel hinaus weitere Evangelien (z.b. das Buch Mormon oder das Thomas-Evangelum)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Gemeind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ie Gemeinde wird gleichberechtigt von allen geführt und vertret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Auch Leihen können Predig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s gibt keine Aufgabe in der Gemeinde, die nicht auch von einer Frau übernommen werden kan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Sex vor der Ehe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Ehe muss von/vor einer bestimmten Person geschlossen werd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Scheidungen sind erlaubt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Erneutes heiraten is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Gleichgeschlechtliche Ehen sind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Homosexualitä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Gottesdiens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Ein Gottesdienst muss ein bestimmten Ablauf hab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Stille ist ein wichtiges Element des Gottesdienste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Bilder, Skulpturen und Architektur sind wichtige Hilfsmittel im Glaub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in Gottesdienst muss von ein oder mehreren bestimmten Personen geführt werd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Musik (Worship)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Freies Gebet ist wichtiger Bestandteil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Erlösung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Für jeden Menschen kommt eine Zeit, wo er von Gott gerichtet wird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Es gibt eine Hölle mit ewiger Verdammni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Menschen können auch noch nach ihrem Tod Busse tun um der Verdammnis zu entgeh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Auf die Erlösung hat man keinen Einfluss, Sie wird einem geschenk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as eigene Verhalten entscheidet ob man zu Erlösung gelang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Wirtschaftlicher Erfolg ist ein Zeichen das man in der Gnade Gottes steht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Leid ist eine Strafe Gottes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s kann nur eine Wahrheit geben und deshalb nur ein Weg zur Erlösung führ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Sonstiges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Wehrdiens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Jegliche Gewalt ist abzulehn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Politische Aktivitäten haben in der Gemeinde keinen Platz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Soziales angemahnt sind existenziell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 table:style-name="ce1"/>
          <table:table-cell table:style-name="ce2" office:value-type="string">
            <text:p>Der Missionsauftrag ist ein wichtig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4">
          <table:table-cell/>
          <table:table-cell table:style-name="Default"/>
          <table:table-cell table:number-columns-repeated="5"/>
        </table:table-row>
        <table:table-row table:style-name="ro4" table:number-rows-repeated="104852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.05.2012</text:date>, <text:time>23:2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af Radicke</meta:initial-creator>
    <meta:creation-date>2012-05-23T21:33:11</meta:creation-date>
    <dc:date>2012-05-23T23:20:05</dc:date>
    <dc:creator>Olaf Radicke</dc:creator>
    <meta:editing-duration>PT30M10S</meta:editing-duration>
    <meta:editing-cycles>2</meta:editing-cycles>
    <meta:generator>LibreOffice/3.3$Linux LibreOffice_project/330m19$Build-401</meta:generator>
    <meta:document-statistic meta:table-count="3" meta:cell-count="57" meta:object-count="0"/>
  </office:meta>
</office:document-meta>
</file>